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svg:stroke-width="0cm" draw:shadow="hidden" dr3d:depth="0.749cm" dr3d:close-front="true" dr3d:close-back="true" dr3d:texture-generation-mode-x="parallel" dr3d:texture-generation-mode-y="parallel"/>
    </style:style>
    <style:style style:name="gr4" style:family="graphic" style:parent-style-name="standard">
      <style:graphic-properties draw:stroke="none" svg:stroke-width="0cm" draw:shadow="hidden" dr3d:depth="1.048cm" dr3d:close-front="true" dr3d:close-back="true" dr3d:texture-generation-mode-x="parallel" dr3d:texture-generation-mode-y="parallel"/>
    </style:style>
    <style:style style:name="gr5" style:family="graphic" style:parent-style-name="standard">
      <style:graphic-properties draw:fill="solid" draw:fill-color="#004a4a" draw:textarea-horizontal-align="justify" draw:textarea-vertical-align="middle" draw:auto-grow-height="false"/>
    </style:style>
    <style:style style:name="gr6" style:family="graphic" style:parent-style-name="standard">
      <style:graphic-properties draw:marker-start="Arrow" draw:marker-start-width="0.3cm" draw:marker-end="Square" draw:marker-end-width="0.3cm" draw:textarea-horizontal-align="center" draw:textarea-vertical-align="middle"/>
    </style:style>
    <style:style style:name="gr7" style:family="graphic" style:parent-style-name="standard">
      <style:graphic-properties draw:stroke="none" svg:stroke-color="#000000" draw:fill="none" draw:fill-color="#ffffff" fo:min-height="0.635cm"/>
    </style:style>
    <style:style style:name="gr8" style:family="graphic" style:parent-style-name="standard">
      <style:graphic-properties draw:stroke="none" svg:stroke-color="#000000" draw:fill="none" draw:fill-color="#ffffff" fo:min-height="1.27cm"/>
    </style:style>
    <style:style style:name="gr9" style:family="graphic" style:parent-style-name="standard">
      <style:graphic-properties draw:stroke="none" svg:stroke-color="#000000" draw:fill="none" draw:fill-color="#ffffff" fo:min-height="1.905cm"/>
    </style:style>
    <style:style style:name="gr10" style:family="graphic" style:parent-style-name="standard">
      <style:graphic-properties draw:fill="solid" draw:fill-color="#ffff66"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9.255cm" svg:y1="12.43cm" svg:x2="4.81cm" svg:y2="6.08cm">
          <text:p/>
        </draw:line>
        <dr3d:scene draw:style-name="gr2" svg:width="3.175cm" svg:height="3.176cm" svg:x="8.62cm" svg:y="11.794cm" dr3d:transform="matrix (1 0 0 0 0.939692620785931 0.342020143325607 0 -0.342020143325607 0.939692620785931 -10.207cm 12.7025833487224cm 4.22482766142728cm)" dr3d:vrp="(0 0 9823.28571428571)" dr3d:vpn="(0 0 9074.28571428571)" dr3d:projection="perspective" dr3d:distance="0.74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8619 -14970 3176 3177" svg:d="m10207-14970 1588 1588-1588 1589-1588-1589 1588-1588zm-1588 0zm3176 3177z"/>
        </dr3d:scene>
        <dr3d:scene draw:style-name="gr2" svg:width="4.445cm" svg:height="3.175cm" svg:x="7.985cm" svg:y="6.715cm" dr3d:transform="matrix (1 0 0 0 0.939692620785931 0.342020143325607 0 -0.342020143325607 0.939692620785931 -10.207cm 7.98054669286742cm 2.34705229659736cm)" dr3d:vrp="(0 0 13750.8571428571)" dr3d:vpn="(0 0 12702.8571428571)" dr3d:projection="perspective" dr3d:distance="1.04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7984 -10525 4446 4446" svg:d="m10206-6079 233-11 224-33 216-53 206-73 195-92 183-109 170-126 157-142 142-156 126-170 109-183 92-195 73-206 53-216 33-224 11-233-11-233-33-224-53-216-73-206-92-195-109-183-126-170-142-157-157-142-170-126-183-109-195-92-206-73-216-53-224-33-233-11-233 11-224 33-216 53-206 73-195 92-183 109-170 126-156 142-142 157-126 170-109 183-92 195-73 206-53 216-33 224-11 233 11 233 33 224 53 216 73 206 92 195 109 183 126 170 142 156 156 142 170 126 183 109 195 92 206 73 216 53 224 33zm-1989 11zm4446-4446z"/>
        </dr3d:scene>
        <draw:line draw:style-name="gr1" draw:text-style-name="P1" draw:layer="layout" svg:x1="9.255cm" svg:y1="12.43cm" svg:x2="12.43cm" svg:y2="8.62cm">
          <text:p/>
        </draw:line>
        <draw:line draw:style-name="gr1" draw:text-style-name="P1" draw:layer="layout" svg:x1="10.525cm" svg:y1="8.62cm" svg:x2="9.255cm" svg:y2="12.43cm">
          <text:p/>
        </draw:line>
        <draw:line draw:style-name="gr1" draw:text-style-name="P1" draw:layer="layout" svg:x1="16.875cm" svg:y1="2.27cm" svg:x2="12.43cm" svg:y2="8.62cm">
          <text:p/>
        </draw:line>
        <draw:line draw:style-name="gr1" draw:text-style-name="P1" draw:layer="layout" svg:x1="15.605cm" svg:y1="2.27cm" svg:x2="12.43cm" svg:y2="8.62cm">
          <text:p/>
        </draw:line>
        <draw:line draw:style-name="gr1" draw:text-style-name="P1" draw:layer="layout" svg:x1="10.525cm" svg:y1="8.62cm" svg:x2="12.43cm" svg:y2="8.514cm">
          <text:p/>
        </draw:line>
        <draw:line draw:style-name="gr1" draw:text-style-name="P1" draw:layer="layout" svg:x1="11.795cm" svg:y1="1.635cm" svg:x2="10.525cm" svg:y2="8.62cm">
          <text:p/>
        </draw:line>
        <draw:line draw:style-name="gr1" draw:text-style-name="P1" draw:layer="layout" svg:x1="12.43cm" svg:y1="1.635cm" svg:x2="10.525cm" svg:y2="8.62cm">
          <text:p/>
        </draw:line>
        <draw:custom-shape draw:style-name="gr5" draw:text-style-name="P1" draw:layer="layout" svg:width="0.636cm" svg:height="0.635cm" svg:x="9.89cm" svg:y="7.984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custom-shape draw:style-name="gr5" draw:text-style-name="P1" draw:layer="layout" svg:width="0.635cm" svg:height="0.634cm" svg:x="9.889cm" svg:y="13.065cm">
          <text:p/>
          <draw:enhanced-geometry svg:viewBox="0 0 21600 21600" draw:glue-points="10800 0 3163 3163 0 10800 3163 18437 10800 21600 18437 18437 21600 10800 18437 3163" draw:text-areas="3163 3163 18437 18437" draw:mirror-vertical="false" draw:mirror-horizontal="true" draw:type="ellipse" draw:enhanced-path="U 10800 10800 10800 10800 0 360 Z N"/>
        </draw:custom-shape>
        <draw:line draw:style-name="gr6" draw:text-style-name="P1" draw:layer="layout" svg:x1="4.81cm" svg:y1="6.08cm" svg:x2="3.54cm" svg:y2="4.175cm">
          <text:p/>
        </draw:line>
        <draw:frame draw:style-name="gr7" draw:layer="layout" svg:width="3.175cm" svg:height="0.962cm" svg:x="2.27cm" svg:y="2.905cm">
          <draw:text-box>
            <text:p>Laser</text:p>
          </draw:text-box>
        </draw:frame>
        <draw:frame draw:style-name="gr8" draw:layer="layout" svg:width="4.445cm" svg:height="2.384cm" svg:x="13.065cm" svg:y="13.7cm">
          <draw:text-box>
            <text:p>Laserprinter</text:p>
            <text:p>Mirror</text:p>
            <text:p>x-reflection</text:p>
          </draw:text-box>
        </draw:frame>
        <draw:frame draw:style-name="gr9" draw:layer="layout" svg:width="6.35cm" svg:height="2.155cm" svg:x="13.065cm" svg:y="8.62cm">
          <draw:text-box>
            <text:p>Aluminium disc</text:p>
            <text:p>y-reflecction</text:p>
          </draw:text-box>
        </draw:frame>
        <draw:custom-shape draw:style-name="gr10" draw:text-style-name="P1" draw:layer="layout" svg:width="0.635cm" svg:height="0.635cm" svg:x="10.525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635cm" svg:height="0.635cm" svg:x="9.255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5.08cm" svg:height="0.962cm" svg:x="5.445cm" svg:y="4.175cm">
          <draw:text-box>
            <text:p>phototransistor</text:p>
          </draw:text-box>
        </draw:frame>
        <draw:line draw:style-name="gr11" draw:text-style-name="P1" draw:layer="layout" svg:x1="8.62cm" svg:y1="5.445cm" svg:x2="10.525cm" svg:y2="7.985cm">
          <text:p/>
        </draw:line>
        <draw:line draw:style-name="gr11" draw:text-style-name="P1" draw:layer="layout" svg:x1="7.985cm" svg:y1="5.445cm" svg:x2="9.255cm" svg:y2="9.8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quare" svg:viewBox="0 0 10 10" svg:d="m0 0h10v10h-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4-17T17:27:34</meta:creation-date>
    <dc:date>2010-04-17T17:44:06</dc:date>
    <meta:editing-duration>PT00H00M21S</meta:editing-duration>
    <meta:editing-cycles>1</meta:editing-cycles>
    <meta:document-statistic meta:object-count="23"/>
    <meta:generator>OpenOffice.org/3.1$Linux OpenOffice.org_project/310m19$Build-9420</meta:generator>
  </office:meta>
</office:document-meta>
</file>